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solid" draw:fill-color="#e6e6e6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5" style:family="graphic" style:parent-style-name="standard">
      <style:graphic-properties draw:stroke="dash"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6" style:family="graphic" style:parent-style-name="objectwithoutfill">
      <style:graphic-properties svg:stroke-width="0.04cm" draw:marker-start="Arrow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99ccff" draw:textarea-horizontal-align="justify" draw:textarea-vertical-align="middle" draw:auto-grow-height="false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6633" draw:textarea-horizontal-align="justify" draw:textarea-vertical-align="middle" draw:auto-grow-height="false" fo:padding-top="0.145cm" fo:padding-bottom="0.145cm" fo:padding-left="0.27cm" fo:padding-right="0.27cm"/>
    </style:style>
    <style:style style:name="gr9" style:family="graphic" style:parent-style-name="standard">
      <style:graphic-properties svg:stroke-width="0.04cm" svg:stroke-color="#000000" draw:marker-start-width="0.26cm" draw:marker-end-width="0.26cm" draw:fill="solid" draw:fill-color="#33cc66" draw:textarea-horizontal-align="justify" draw:textarea-vertical-align="middle" draw:auto-grow-height="false" fo:padding-top="0.145cm" fo:padding-bottom="0.145cm" fo:padding-left="0.27cm" fo:padding-right="0.27cm"/>
    </style:style>
    <style:style style:name="gr10" style:family="graphic" style:parent-style-name="standard">
      <style:graphic-properties svg:stroke-width="0.04cm" svg:stroke-color="#000000" draw:marker-start-width="0.26cm" draw:marker-end-width="0.26cm" draw:fill="solid" draw:fill-color="#ffff66" draw:textarea-horizontal-align="justify" draw:textarea-vertical-align="middle" draw:auto-grow-height="false" fo:padding-top="0.145cm" fo:padding-bottom="0.145cm" fo:padding-left="0.27cm" fo:padding-right="0.2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13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14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7pt" style:font-size-asian="17pt" style:font-size-complex="17pt"/>
    </style:style>
    <style:style style:name="P3" style:family="paragraph">
      <style:paragraph-properties fo:text-align="center"/>
      <style:text-properties fo:font-family="'Open Sans'" style:font-family-generic="swiss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family="'Open Sans'" style:font-family-generic="swiss" style:font-pitch="variable" fo:font-size="10pt" style:font-size-asian="10pt" style:font-size-complex="10pt"/>
    </style:style>
    <style:style style:name="T1" style:family="text">
      <style:text-properties fo:font-family="'Open Sans'" style:font-family-generic="swiss" style:font-pitch="variable" fo:font-size="17pt" style:font-size-asian="17pt" style:font-size-complex="17pt"/>
    </style:style>
    <style:style style:name="T2" style:family="text">
      <style:text-properties fo:font-family="'Open Sans'" style:font-family-generic="swiss" style:font-pitch="variable" fo:font-size="12pt" style:font-size-asian="12pt" style:font-size-complex="12pt"/>
    </style:style>
    <style:style style:name="T3" style:family="text">
      <style:text-properties fo:font-family="'Open San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3cm" svg:height="1.9cm" svg:x="9.9cm" svg:y="14.8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2" draw:id="id2" draw:layer="layout" svg:width="2.9cm" svg:height="1.6cm" svg:x="3.575cm" svg:y="8.6cm">
          <text:p text:style-name="P1"><text:span text:style-name="T1">mis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.9cm" svg:height="1.6cm" svg:x="5.2cm" svg:y="18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.9cm" svg:height="1.6cm" svg:x="8.8cm" svg:y="18cm"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.687cm" svg:y1="18.391cm" svg:x2="5.2cm" svg:y2="18.8cm" draw:end-shape="id1" draw:end-glue-point="6" svg:d="m3687 18391c745 0-11 409 1513 409" svg:viewBox="0 0 1514 410">
          <text:p/>
        </draw:connector>
        <draw:connector draw:style-name="gr3" draw:text-style-name="P1" draw:layer="layout" draw:type="curve" draw:line-skew="0cm -11.551cm 1.249cm" svg:x1="3.575cm" svg:y1="9.4cm" svg:x2="24.9cm" svg:y2="14.7cm" draw:start-shape="id2" draw:start-glue-point="6" draw:end-shape="id3" draw:end-glue-point="10" svg:d="m3575 9400c-780 0-520-8900 11287-8900s12693 14200 10038 14200" svg:viewBox="0 0 22823 14201">
          <text:p/>
        </draw:connector>
        <draw:connector draw:style-name="gr3" draw:text-style-name="P1" draw:layer="layout" draw:type="curve" svg:x1="5.8cm" svg:y1="13.1cm" svg:x2="3.999cm" svg:y2="9.966cm" draw:start-shape="id4" draw:start-glue-point="6" draw:end-shape="id2" draw:end-glue-point="7" svg:d="m5800 13100c-1201 0-1801-1044-1801-3134" svg:viewBox="0 0 1802 3135">
          <text:p/>
        </draw:connector>
        <draw:connector draw:style-name="gr3" draw:text-style-name="P1" draw:layer="layout" draw:type="curve" svg:x1="10.25cm" svg:y1="18cm" svg:x2="9.05cm" svg:y2="16.7cm" draw:start-shape="id5" draw:start-glue-point="4" draw:end-shape="id6" draw:end-glue-point="2" svg:d="m10250 18000c0-973-1200-324-1200-1300" svg:viewBox="0 0 1201 1301">
          <text:p/>
        </draw:connector>
        <draw:connector draw:style-name="gr3" draw:text-style-name="P1" draw:layer="layout" draw:type="curve" svg:x1="9.224cm" svg:y1="19.366cm" svg:x2="7.676cm" svg:y2="19.366cm" draw:start-shape="id5" draw:start-glue-point="7" draw:end-shape="id1" draw:end-glue-point="9" svg:d="m9224 19366c0 1132-1548 1132-1548 0" svg:viewBox="0 0 1549 850">
          <text:p/>
        </draw:connector>
        <draw:connector draw:style-name="gr3" draw:text-style-name="P1" draw:layer="layout" draw:type="curve" svg:x1="7.676cm" svg:y1="18.234cm" svg:x2="9.224cm" svg:y2="18.234cm" draw:start-shape="id1" draw:start-glue-point="11" draw:end-shape="id5" draw:end-glue-point="5" svg:d="m7676 18234c0-1131 1548-1131 1548 0" svg:viewBox="0 0 1549 849">
          <text:p/>
        </draw:connector>
        <draw:custom-shape draw:style-name="gr4" draw:text-style-name="P3" xml:id="id6" draw:id="id6" draw:layer="layout" svg:width="1.9cm" svg:height="1.9cm" svg:x="8.1cm" svg:y="14.8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3" draw:id="id3" draw:layer="layout" svg:width="2.9cm" svg:height="1.6cm" svg:x="22cm" svg:y="13.9cm">
          <text:p text:style-name="P1"><text:span text:style-name="T1">man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1.9cm" svg:height="1.9cm" svg:x="16.9cm" svg:y="17.3cm">
          <text:p text:style-name="P1"><text:span text:style-name="T2">arm</text:span></text:p>
          <text:p text:style-name="P1"><text:span text:style-name="T2">o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0cm" svg:y1="15.75cm" svg:x2="10.76cm" svg:y2="15.719cm" draw:start-shape="id6" draw:start-glue-point="7" draw:end-shape="id7" draw:end-glue-point="5" svg:d="m10000 15750c571 0 192-31 760-31" svg:viewBox="0 0 761 32">
          <text:p/>
        </draw:connector>
        <draw:connector draw:style-name="gr3" draw:text-style-name="P1" draw:layer="layout" draw:type="curve" svg:x1="15.025cm" svg:y1="16.5cm" svg:x2="11.276cm" svg:y2="18.234cm" draw:start-shape="id8" draw:start-glue-point="8" draw:end-shape="id5" draw:end-glue-point="11" svg:d="m15025 16500c0 1126-3749 260-3749 1734" svg:viewBox="0 0 3750 1735">
          <text:p/>
        </draw:connector>
        <draw:connector draw:style-name="gr3" draw:text-style-name="P1" draw:layer="layout" draw:type="curve" svg:x1="11.7cm" svg:y1="18.8cm" svg:x2="16.9cm" svg:y2="18.25cm" draw:start-shape="id5" draw:start-glue-point="10" draw:end-shape="id9" draw:end-glue-point="5" svg:d="m11700 18800c3901 0 1302-550 5200-550" svg:viewBox="0 0 5201 551">
          <text:p/>
        </draw:connector>
        <draw:connector draw:style-name="gr3" draw:text-style-name="P1" draw:layer="layout" draw:type="curve" svg:x1="18.8cm" svg:y1="18.25cm" svg:x2="23.45cm" svg:y2="15.5cm" draw:start-shape="id9" draw:start-glue-point="7" draw:end-shape="id3" draw:end-glue-point="8" svg:d="m18800 18250c3100 0 4650-916 4650-2750" svg:viewBox="0 0 4651 2751">
          <text:p/>
        </draw:connector>
        <draw:custom-shape draw:style-name="gr4" draw:text-style-name="P2" xml:id="id8" draw:id="id8" draw:layer="layout" svg:width="2.9cm" svg:height="1.6cm" svg:x="13.575cm" svg:y="14.9cm">
          <text:p text:style-name="P1"><text:span text:style-name="T1">auto</text:span></text:p>
          <text:p text:style-name="P1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.9cm" svg:height="1.6cm" svg:x="5.8cm" svg:y="12.3cm">
          <text:p text:style-name="P1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-4.819cm 1.782cm" svg:x1="3.999cm" svg:y1="8.834cm" svg:x2="23.375cm" svg:y2="11.2cm" draw:start-shape="id2" draw:start-glue-point="5" draw:end-shape="id10" draw:end-glue-point="10" svg:d="m3999 8834c0-8359 10840-6966 16547-4285s6283 6651 2829 6651" svg:viewBox="0 0 21517 8723">
          <text:p/>
        </draw:connector>
        <draw:connector draw:style-name="gr3" draw:text-style-name="P1" draw:layer="layout" draw:type="curve" draw:line-skew="-0.423cm" svg:x1="9.499cm" svg:y1="11.266cm" svg:x2="6.051cm" svg:y2="9.966cm" draw:start-shape="id11" draw:start-glue-point="7" draw:end-shape="id2" draw:end-glue-point="9" svg:d="m9499 11266c0 498-3448 1148-3448-1300" svg:viewBox="0 0 3449 1770">
          <text:p/>
        </draw:connector>
        <draw:connector draw:style-name="gr3" draw:text-style-name="P1" draw:layer="layout" draw:type="curve" svg:x1="11.975cm" svg:y1="10.7cm" svg:x2="15.45cm" svg:y2="12.3cm" draw:start-shape="id11" draw:start-glue-point="10" draw:end-shape="id12" draw:end-glue-point="4" svg:d="m11975 10700c2317 0 3475 533 3475 1600" svg:viewBox="0 0 3476 1601">
          <text:p/>
        </draw:connector>
        <draw:connector draw:style-name="gr3" draw:text-style-name="P1" draw:layer="layout" draw:type="curve" svg:x1="15.45cm" svg:y1="13.9cm" svg:x2="16.051cm" svg:y2="15.134cm" draw:start-shape="id12" draw:start-glue-point="8" draw:end-shape="id8" draw:end-glue-point="11" svg:d="m15450 13900c0 751 601 135 601 1234" svg:viewBox="0 0 602 1235">
          <text:p/>
        </draw:connector>
        <draw:connector draw:style-name="gr3" draw:text-style-name="P1" draw:layer="layout" draw:type="curve" svg:x1="12.66cm" svg:y1="15.719cm" svg:x2="13.575cm" svg:y2="15.7cm" draw:start-shape="id7" draw:start-glue-point="7" draw:end-shape="id8" draw:end-glue-point="6" svg:d="m12660 15719c687 0 230-19 915-19" svg:viewBox="0 0 916 20">
          <text:p/>
        </draw:connector>
        <draw:custom-shape draw:style-name="gr2" draw:text-style-name="P2" xml:id="id12" draw:id="id12" draw:layer="layout" svg:width="2.9cm" svg:height="1.6cm" svg:x="14cm" svg:y="12.3cm">
          <text:p text:style-name="P1"><text:span text:style-name="T1">l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2.9cm" svg:height="1.6cm" svg:x="9.075cm" svg:y="9.9cm">
          <text:p text:style-name="P1"><text:span text:style-name="T1">RT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2.9cm" svg:height="1.6cm" svg:x="16.375cm" svg:y="7cm">
          <text:p text:style-name="P1"><text:span text:style-name="T1">guid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4" draw:id="id14" draw:layer="layout" svg:width="1.9cm" svg:height="1.9cm" svg:x="9.775cm" svg:y="7.1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20.558cm" svg:y1="11.766cm" svg:x2="22.424cm" svg:y2="14.134cm" draw:start-shape="id10" draw:start-glue-point="7" draw:end-shape="id3" draw:end-glue-point="5" svg:d="m20558 11766c0 1777 1866 594 1866 2368" svg:viewBox="0 0 1867 2369">
          <text:p/>
        </draw:connector>
        <draw:connector draw:style-name="gr3" draw:text-style-name="P1" draw:layer="layout" draw:type="curve" draw:line-skew="-0.589cm" svg:x1="6.051cm" svg:y1="8.834cm" svg:x2="16.799cm" svg:y2="7.234cm" draw:start-shape="id2" draw:start-glue-point="11" draw:end-shape="id13" draw:end-glue-point="5" svg:d="m6051 8834c0-4414 10748-3614 10748-1600" svg:viewBox="0 0 10749 3221">
          <text:p/>
        </draw:connector>
        <draw:connector draw:style-name="gr3" draw:text-style-name="P1" draw:layer="layout" draw:type="curve" svg:x1="16.375cm" svg:y1="7.8cm" svg:x2="10.725cm" svg:y2="7.1cm" draw:start-shape="id13" draw:start-glue-point="6" draw:end-shape="id14" draw:end-glue-point="4" svg:d="m16375 7800c-3523 0-2936-610-3467-980s-2183-500-2183 280" svg:viewBox="0 0 5651 1274">
          <text:p/>
        </draw:connector>
        <draw:connector draw:style-name="gr3" draw:text-style-name="P1" draw:layer="layout" draw:type="curve" svg:x1="9.775cm" svg:y1="8.05cm" svg:x2="6.475cm" svg:y2="9.4cm" draw:start-shape="id14" draw:start-glue-point="5" draw:end-shape="id2" draw:end-glue-point="10" svg:d="m9775 8050c-2473 0-824 1350-3300 1350" svg:viewBox="0 0 3301 1351">
          <text:p/>
        </draw:connector>
        <draw:connector draw:style-name="gr3" draw:text-style-name="P1" draw:layer="layout" draw:type="curve" svg:x1="10.725cm" svg:y1="9cm" svg:x2="9.499cm" svg:y2="10.134cm" draw:start-shape="id14" draw:start-glue-point="6" draw:end-shape="id11" draw:end-glue-point="5" svg:d="m10725 9000c0 676-1226 110-1226 1134" svg:viewBox="0 0 1227 1135">
          <text:p/>
        </draw:connector>
        <draw:custom-shape draw:style-name="gr2" draw:text-style-name="P2" xml:id="id10" draw:id="id10" draw:layer="layout" svg:width="3.3cm" svg:height="1.6cm" svg:x="20.075cm" svg:y="10.4cm">
          <text:p text:style-name="P1"><text:span text:style-name="T1">stabiliz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0.799cm" svg:x1="20.075cm" svg:y1="11.2cm" svg:x2="11.675cm" svg:y2="8.05cm" draw:start-shape="id10" draw:start-glue-point="6" draw:end-shape="id14" draw:end-glue-point="7" svg:d="m20075 11200c-5100 0-900-3150-8400-3150" svg:viewBox="0 0 8401 3151">
          <text:p/>
        </draw:connector>
        <draw:connector draw:style-name="gr3" draw:text-style-name="P1" draw:layer="layout" draw:type="curve" svg:x1="20.558cm" svg:y1="10.634cm" svg:x2="17.825cm" svg:y2="8.6cm" draw:start-shape="id10" draw:start-glue-point="5" draw:end-shape="id13" draw:end-glue-point="8" svg:d="m20558 10634c0-1701-2733-684-2733-2034" svg:viewBox="0 0 2734 2035">
          <text:p/>
        </draw:connector>
        <draw:connector draw:style-name="gr3" draw:text-style-name="P1" draw:layer="layout" draw:type="curve" svg:x1="23.45cm" svg:y1="13.9cm" svg:x2="21.725cm" svg:y2="12cm" draw:start-shape="id3" draw:start-glue-point="4" draw:end-shape="id10" draw:end-glue-point="8" svg:d="m23450 13900c0-1423-1725-474-1725-1900" svg:viewBox="0 0 1726 1901">
          <text:p/>
        </draw:connector>
        <draw:connector draw:style-name="gr3" draw:text-style-name="P1" draw:layer="layout" draw:type="curve" draw:line-skew="0.549cm" svg:x1="22cm" svg:y1="14.7cm" svg:x2="11.675cm" svg:y2="8.05cm" draw:start-shape="id3" draw:start-glue-point="6" draw:end-shape="id14" draw:end-glue-point="7" svg:d="m22000 14700c-6919 0-1757-6650-10325-6650" svg:viewBox="0 0 10326 6651">
          <text:p/>
        </draw:connector>
        <draw:custom-shape draw:style-name="gr2" draw:text-style-name="P3" xml:id="id15" draw:id="id15" draw:layer="layout" svg:width="1.9cm" svg:height="1.9cm" svg:x="21.275cm" svg:y="7.2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3.999cm" svg:y1="15.134cm" svg:x2="8.7cm" svg:y2="13.1cm" draw:start-shape="id8" draw:start-glue-point="5" draw:end-shape="id4" draw:end-glue-point="10" svg:d="m13999 15134c0-1356-1766-2034-5299-2034" svg:viewBox="0 0 5300 2035">
          <text:p/>
        </draw:connector>
        <draw:connector draw:style-name="gr3" draw:text-style-name="P1" draw:layer="layout" draw:type="curve" draw:line-skew="-2.285cm" svg:x1="22.225cm" svg:y1="7.2cm" svg:x2="5.025cm" svg:y2="8.6cm" draw:start-shape="id15" draw:start-glue-point="4" draw:end-shape="id2" draw:end-glue-point="4" svg:d="m22225 7200c0-4207-17200-4907-17200 1400" svg:viewBox="0 0 17201 4648">
          <text:p/>
        </draw:connector>
        <draw:connector draw:style-name="gr3" draw:text-style-name="P1" draw:layer="layout" draw:type="curve" svg:x1="21.725cm" svg:y1="10.4cm" svg:x2="21.275cm" svg:y2="8.15cm" draw:start-shape="id10" draw:start-glue-point="4" draw:end-shape="id15" draw:end-glue-point="5" svg:d="m21725 10400c0-975-486-812-794-1131s-437-1119 344-1119" svg:viewBox="0 0 1035 2251">
          <text:p/>
        </draw:connector>
        <draw:connector draw:style-name="gr3" draw:text-style-name="P1" draw:layer="layout" draw:type="curve" svg:x1="22.225cm" svg:y1="7.2cm" svg:x2="19.275cm" svg:y2="7.8cm" draw:start-shape="id15" draw:start-glue-point="4" draw:end-shape="id13" draw:end-glue-point="10" svg:d="m22225 7200c0-780-975-650-1337-305s-112 905-1613 905" svg:viewBox="0 0 2951 1178">
          <text:p/>
        </draw:connector>
        <draw:connector draw:style-name="gr3" draw:text-style-name="P1" draw:layer="layout" draw:type="curve" svg:x1="24.476cm" svg:y1="14.134cm" svg:x2="23.175cm" svg:y2="8.15cm" draw:start-shape="id3" draw:start-glue-point="11" draw:end-shape="id15" draw:end-glue-point="7" svg:d="m24476 14134c0-3990-433-5984-1301-5984" svg:viewBox="0 0 1302 5985">
          <text:p/>
        </draw:connector>
        <draw:custom-shape draw:style-name="gr4" draw:text-style-name="P4" xml:id="id7" draw:id="id7" draw:layer="layout" svg:width="1.9cm" svg:height="1.9cm" svg:x="10.76cm" svg:y="14.769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draw:line-skew="-0.523cm" svg:x1="24.476cm" svg:y1="15.266cm" svg:x2="11.276cm" svg:y2="19.366cm" draw:start-shape="id3" draw:start-glue-point="9" draw:end-shape="id5" draw:end-glue-point="9" svg:d="m24476 15266c0 6498-13200 4448-13200 4100" svg:viewBox="0 0 13201 4681">
          <text:p/>
        </draw:connector>
      </draw:page>
      <draw:page draw:name="page2" draw:style-name="dp1" draw:master-page-name="Default">
        <draw:custom-shape draw:style-name="gr5" draw:text-style-name="P1" draw:layer="layout" svg:width="13.2cm" svg:height="10.2cm" svg:x="4.2cm" svg:y="3cm">
          <text:p/>
          <draw:enhanced-geometry svg:viewBox="0 0 21600 21600" draw:path-stretchpoint-x="10800" draw:path-stretchpoint-y="10800" draw:text-areas="?f3 ?f4 ?f5 ?f6" draw:type="round-rectangle" draw:modifiers="2128.67309251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3cm" svg:height="1.9cm" svg:x="10.834cm" svg:y="12.42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18" draw:id="id18" draw:layer="layout" svg:width="2.9cm" svg:height="2.9cm" svg:x="4.8cm" svg:y="3.7cm">
          <text:p text:style-name="P1"><text:span text:style-name="T1">mis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2.9cm" svg:height="2.9cm" svg:x="6.134cm" svg:y="15.627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2.9cm" svg:height="2.9cm" svg:x="9.734cm" svg:y="15.627cm"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621cm" svg:y1="16.018cm" svg:x2="6.134cm" svg:y2="17.077cm" draw:end-shape="id16" draw:end-glue-point="6" svg:d="m4621 16018c745 0-11 1059 1513 1059" svg:viewBox="0 0 1514 1060">
          <text:p/>
        </draw:connector>
        <draw:connector draw:style-name="gr3" draw:text-style-name="P1" draw:layer="layout" draw:type="curve" svg:x1="6.4cm" svg:y1="11.15cm" svg:x2="5.224cm" svg:y2="6.176cm" draw:start-shape="id17" draw:start-glue-point="6" draw:end-shape="id18" draw:end-glue-point="7" svg:d="m6400 11150c-784 0-1176-1658-1176-4974" svg:viewBox="0 0 1177 4975">
          <text:p/>
        </draw:connector>
        <draw:connector draw:style-name="gr3" draw:text-style-name="P1" draw:layer="layout" draw:type="curve" svg:x1="11.184cm" svg:y1="15.627cm" svg:x2="9.984cm" svg:y2="14.327cm" draw:start-shape="id19" draw:start-glue-point="4" draw:end-shape="id20" draw:end-glue-point="2" svg:d="m11184 15627c0-973-1200-324-1200-1300" svg:viewBox="0 0 1201 1301">
          <text:p/>
        </draw:connector>
        <draw:connector draw:style-name="gr3" draw:text-style-name="P1" draw:layer="layout" draw:type="curve" svg:x1="10.158cm" svg:y1="18.103cm" svg:x2="8.61cm" svg:y2="18.103cm" draw:start-shape="id19" draw:start-glue-point="7" draw:end-shape="id16" draw:end-glue-point="9" svg:d="m10158 18103c0 1419-1548 1419-1548 0" svg:viewBox="0 0 1549 1065">
          <text:p/>
        </draw:connector>
        <draw:connector draw:style-name="gr3" draw:text-style-name="P1" draw:layer="layout" draw:type="curve" svg:x1="8.61cm" svg:y1="16.051cm" svg:x2="10.158cm" svg:y2="16.051cm" draw:start-shape="id16" draw:start-glue-point="11" draw:end-shape="id19" draw:end-glue-point="5" svg:d="m8610 16051c0-1416 1548-1416 1548 0" svg:viewBox="0 0 1549 1063">
          <text:p/>
        </draw:connector>
        <draw:custom-shape draw:style-name="gr4" draw:text-style-name="P3" xml:id="id20" draw:id="id20" draw:layer="layout" svg:width="1.9cm" svg:height="1.9cm" svg:x="9.034cm" svg:y="12.427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24" draw:id="id24" draw:layer="layout" svg:width="2.9cm" svg:height="2.9cm" svg:x="22.3cm" svg:y="11.5cm">
          <text:p text:style-name="P1"><text:span text:style-name="T1">man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9cm" svg:x="17.8cm" svg:y="15.2cm">
          <text:p text:style-name="P1"><text:span text:style-name="T2">arm</text:span></text:p>
          <text:p text:style-name="P1"><text:span text:style-name="T2">o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0.934cm" svg:y1="13.377cm" svg:x2="11.694cm" svg:y2="13.346cm" draw:start-shape="id20" draw:start-glue-point="7" draw:end-shape="id21" draw:end-glue-point="5" svg:d="m10934 13377c570 0 190-31 760-31" svg:viewBox="0 0 761 32">
          <text:p/>
        </draw:connector>
        <draw:connector draw:style-name="gr3" draw:text-style-name="P1" draw:layer="layout" draw:type="curve" svg:x1="16.25cm" svg:y1="15.4cm" svg:x2="12.21cm" svg:y2="16.051cm" draw:start-shape="id22" draw:start-glue-point="8" draw:end-shape="id19" draw:end-glue-point="11" svg:d="m16250 15400c0 434-1346 651-4040 651" svg:viewBox="0 0 4041 652">
          <text:p/>
        </draw:connector>
        <draw:connector draw:style-name="gr3" draw:text-style-name="P1" draw:layer="layout" draw:type="curve" svg:x1="12.634cm" svg:y1="17.077cm" svg:x2="17.8cm" svg:y2="16.15cm" draw:start-shape="id19" draw:start-glue-point="10" draw:end-shape="id23" draw:end-glue-point="5" svg:d="m12634 17077c3876 0 1293-927 5166-927" svg:viewBox="0 0 5167 928">
          <text:p/>
        </draw:connector>
        <draw:connector draw:style-name="gr3" draw:text-style-name="P1" draw:layer="layout" draw:type="curve" svg:x1="19.7cm" svg:y1="16.15cm" svg:x2="22.724cm" svg:y2="13.976cm" draw:start-shape="id23" draw:start-glue-point="7" draw:end-shape="id24" draw:end-glue-point="7" svg:d="m19700 16150c1951 0 440-2174 3024-2174" svg:viewBox="0 0 3025 2175">
          <text:p/>
        </draw:connector>
        <draw:custom-shape draw:style-name="gr4" draw:text-style-name="P2" xml:id="id22" draw:id="id22" draw:layer="layout" svg:width="2.9cm" svg:height="2.9cm" svg:x="14.8cm" svg:y="12.5cm">
          <text:p text:style-name="P1"><text:span text:style-name="T1">auto</text:span></text:p>
          <text:p text:style-name="P1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2.9cm" svg:height="2.9cm" svg:x="6.4cm" svg:y="9.7cm">
          <text:p text:style-name="P1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8.65cm" svg:x2="14.8cm" svg:y2="10.05cm" draw:start-shape="id25" draw:start-glue-point="10" draw:end-shape="id26" draw:end-glue-point="6" svg:d="m13600 8650c901 0 302 1400 1200 1400" svg:viewBox="0 0 1201 1401">
          <text:p/>
        </draw:connector>
        <draw:connector draw:style-name="gr3" draw:text-style-name="P1" draw:layer="layout" draw:type="curve" svg:x1="17.7cm" svg:y1="10.05cm" svg:x2="17.7cm" svg:y2="13.95cm" draw:start-shape="id26" draw:start-glue-point="10" draw:end-shape="id22" draw:end-glue-point="10" svg:d="m17700 10050c781 0 781 3900 0 3900" svg:viewBox="0 0 587 3901">
          <text:p/>
        </draw:connector>
        <draw:connector draw:style-name="gr3" draw:text-style-name="P1" draw:layer="layout" draw:type="curve" svg:x1="13.594cm" svg:y1="13.346cm" svg:x2="14.8cm" svg:y2="13.95cm" draw:start-shape="id21" draw:start-glue-point="7" draw:end-shape="id22" draw:end-glue-point="6" svg:d="m13594 13346c906 0 303 604 1206 604" svg:viewBox="0 0 1207 605">
          <text:p/>
        </draw:connector>
        <draw:custom-shape draw:style-name="gr4" draw:text-style-name="P2" xml:id="id26" draw:id="id26" draw:layer="layout" svg:width="2.9cm" svg:height="2.9cm" svg:x="14.8cm" svg:y="8.6cm">
          <text:p text:style-name="P1"><text:span text:style-name="T1">l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2.9cm" svg:height="2.9cm" svg:x="10.7cm" svg:y="7.2cm">
          <text:p text:style-name="P1"><text:span text:style-name="T1">RT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2.9cm" svg:height="2.9cm" svg:x="18cm" svg:y="3.4cm">
          <text:p text:style-name="P1"><text:span text:style-name="T1">loi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8" draw:id="id28" draw:layer="layout" svg:width="1.9cm" svg:height="1.9cm" svg:x="9.7cm" svg:y="4.2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draw:line-skew="-1.47cm" svg:x1="6.25cm" svg:y1="3.7cm" svg:x2="18.424cm" svg:y2="3.824cm" draw:start-shape="id18" draw:start-glue-point="4" draw:end-shape="id27" draw:end-glue-point="5" svg:d="m6250 3700c0-3435 12174-3497 12174 124" svg:viewBox="0 0 12175 2709">
          <text:p/>
        </draw:connector>
        <draw:connector draw:style-name="gr3" draw:text-style-name="P1" draw:layer="layout" draw:type="curve" svg:x1="18cm" svg:y1="4.85cm" svg:x2="10.65cm" svg:y2="4.2cm" draw:start-shape="id27" draw:start-glue-point="6" draw:end-shape="id28" draw:end-glue-point="4" svg:d="m18000 4850c-4798 0-3998-585-4636-943s-2714-487-2714 293" svg:viewBox="0 0 7351 1226">
          <text:p/>
        </draw:connector>
        <draw:connector draw:style-name="gr3" draw:text-style-name="P1" draw:layer="layout" draw:type="curve" svg:x1="9.7cm" svg:y1="5.15cm" svg:x2="7.7cm" svg:y2="5.15cm" draw:start-shape="id28" draw:start-glue-point="5" draw:end-shape="id18" draw:end-glue-point="10" svg:d="m9700 5150h-2000" svg:viewBox="0 0 2001 1">
          <text:p/>
        </draw:connector>
        <draw:connector draw:style-name="gr3" draw:text-style-name="P1" draw:layer="layout" draw:type="curve" svg:x1="10.65cm" svg:y1="6.1cm" svg:x2="11.124cm" svg:y2="7.624cm" draw:start-shape="id28" draw:start-glue-point="6" draw:end-shape="id25" draw:end-glue-point="4" svg:d="m10650 6100c0 826 474 65 474 1524" svg:viewBox="0 0 475 1525">
          <text:p/>
        </draw:connector>
        <draw:custom-shape draw:style-name="gr2" draw:text-style-name="P3" xml:id="id29" draw:id="id29" draw:layer="layout" svg:width="1.9cm" svg:height="1.9cm" svg:x="19.3cm" svg:y="7.8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6.25cm" svg:y1="12.5cm" svg:x2="9.3cm" svg:y2="11.15cm" draw:start-shape="id22" draw:start-glue-point="4" draw:end-shape="id17" draw:end-glue-point="10" svg:d="m16250 12500c0-900-2316-1350-6950-1350" svg:viewBox="0 0 6951 1351">
          <text:p/>
        </draw:connector>
        <draw:connector draw:style-name="gr3" draw:text-style-name="P1" draw:layer="layout" draw:type="curve" svg:x1="19.3cm" svg:y1="8.75cm" svg:x2="11.6cm" svg:y2="5.15cm" draw:start-shape="id29" draw:start-glue-point="5" draw:end-shape="id28" svg:d="m19300 8750c-5775 0-1925-3600-7700-3600" svg:viewBox="0 0 7701 3601">
          <text:p/>
        </draw:connector>
        <draw:connector draw:style-name="gr3" draw:text-style-name="P1" draw:layer="layout" draw:type="curve" svg:x1="20.25cm" svg:y1="7.8cm" svg:x2="19.45cm" svg:y2="6.3cm" draw:start-shape="id29" draw:start-glue-point="4" draw:end-shape="id27" draw:end-glue-point="8" svg:d="m20250 7800c0-1123-800-374-800-1500" svg:viewBox="0 0 801 1501">
          <text:p/>
        </draw:connector>
        <draw:connector draw:style-name="gr3" draw:text-style-name="P1" draw:layer="layout" draw:type="curve" svg:x1="22.724cm" svg:y1="11.924cm" svg:x2="20.25cm" svg:y2="9.7cm" draw:start-shape="id24" draw:start-glue-point="5" draw:end-shape="id29" draw:end-glue-point="6" svg:d="m22724 11924c0-1984-2474-873-2474-2224" svg:viewBox="0 0 2475 2225">
          <text:p/>
        </draw:connector>
        <draw:custom-shape draw:style-name="gr4" draw:text-style-name="P4" xml:id="id21" draw:id="id21" draw:layer="layout" svg:width="1.9cm" svg:height="1.9cm" svg:x="11.694cm" svg:y="12.396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23.75cm" svg:y1="14.4cm" svg:x2="12.21cm" svg:y2="18.103cm" draw:start-shape="id24" draw:start-glue-point="8" draw:end-shape="id19" draw:end-glue-point="9" svg:d="m23750 14400c0 2469-3846 3703-11540 3703" svg:viewBox="0 0 11541 3704">
          <text:p/>
        </draw:connector>
        <draw:custom-shape draw:style-name="gr2" draw:text-style-name="P2" xml:id="id30" draw:id="id30" draw:layer="layout" svg:width="2.9cm" svg:height="2.9cm" svg:x="22.3cm" svg:y="7.3cm">
          <text:p text:style-name="P1"><text:span text:style-name="T1">assist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23.75cm" svg:y1="11.5cm" svg:x2="23.75cm" svg:y2="10.2cm" draw:start-shape="id24" draw:start-glue-point="4" draw:end-shape="id30" draw:end-glue-point="8" svg:d="m23750 11500v-1300" svg:viewBox="0 0 1 1301">
          <text:p/>
        </draw:connector>
        <draw:connector draw:style-name="gr3" draw:text-style-name="P1" draw:layer="layout" draw:type="curve" svg:x1="22.3cm" svg:y1="8.75cm" svg:x2="21.2cm" svg:y2="8.75cm" draw:start-shape="id30" draw:start-glue-point="6" draw:end-shape="id29" svg:d="m22300 8750h-1100" svg:viewBox="0 0 1101 1">
          <text:p/>
        </draw:connector>
        <draw:connector draw:style-name="gr3" draw:text-style-name="P1" draw:layer="layout" draw:type="curve" svg:x1="20.476cm" svg:y1="3.824cm" svg:x2="23.75cm" svg:y2="7.3cm" draw:start-shape="id27" draw:start-glue-point="11" draw:end-shape="id30" draw:end-glue-point="4" svg:d="m20476 3824c2183 0 3274 1158 3274 3476" svg:viewBox="0 0 3275 3477">
          <text:p/>
        </draw:connector>
        <draw:connector draw:style-name="gr6" draw:text-style-name="P1" draw:layer="layout" draw:type="curve" svg:x1="11.124cm" svg:y1="9.676cm" svg:x2="7.276cm" svg:y2="6.176cm" draw:start-shape="id25" draw:start-glue-point="7" draw:end-shape="id18" draw:end-glue-point="9" svg:d="m11124 9676c-2884 0-961-3500-3848-3500" svg:viewBox="0 0 3849 3501">
          <text:p/>
        </draw:connector>
        <draw:connector draw:style-name="gr3" draw:text-style-name="P1" draw:layer="layout" draw:type="curve" draw:line-skew="-1.768cm" svg:x1="17.429cm" svg:y1="2.228cm" svg:x2="24.776cm" svg:y2="7.724cm" draw:end-shape="id30" draw:end-glue-point="11" svg:d="m17429 2228c0 762 7347-1986 7347 5496" svg:viewBox="0 0 7348 5497">
          <text:p/>
        </draw:connector>
        <draw:connector draw:style-name="gr3" draw:text-style-name="P1" draw:layer="layout" draw:type="curve" svg:x1="18.424cm" svg:y1="5.876cm" svg:x2="22.3cm" svg:y2="12.95cm" draw:start-shape="id27" draw:start-glue-point="7" draw:end-shape="id24" draw:end-glue-point="6" svg:d="m18424 5876c0 4716 1292 7074 3876 7074" svg:viewBox="0 0 3877 7075">
          <text:p/>
        </draw:connector>
        <draw:connector draw:style-name="gr3" draw:text-style-name="P1" draw:layer="layout" draw:type="curve" svg:x1="24.616cm" svg:y1="5.894cm" svg:x2="25.2cm" svg:y2="12.95cm" draw:end-shape="id24" draw:end-glue-point="10" svg:d="m24616 5894c1657 0 1365 7056 584 7056" svg:viewBox="0 0 1211 7057">
          <text:p/>
        </draw:connector>
      </draw:page>
      <draw:page draw:name="page3" draw:style-name="dp1" draw:master-page-name="Default">
        <draw:custom-shape draw:style-name="gr5" draw:text-style-name="P1" draw:layer="layout" svg:width="13.2cm" svg:height="10.2cm" svg:x="1.5cm" svg:y="3cm">
          <text:p/>
          <draw:enhanced-geometry svg:viewBox="0 0 21600 21600" draw:path-stretchpoint-x="10800" draw:path-stretchpoint-y="10800" draw:text-areas="?f3 ?f4 ?f5 ?f6" draw:type="round-rectangle" draw:modifiers="2900.892069404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3cm" svg:height="1.9cm" svg:x="10.834cm" svg:y="12.42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2" xml:id="id33" draw:id="id33" draw:layer="layout" svg:width="2.9cm" svg:height="2.9cm" svg:x="2.1cm" svg:y="3.7cm">
          <text:p text:style-name="P1"><text:span text:style-name="T1">mis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1" draw:id="id31" draw:layer="layout" svg:width="2.9cm" svg:height="2.9cm" svg:x="6.134cm" svg:y="15.627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4" draw:id="id34" draw:layer="layout" svg:width="2.9cm" svg:height="2.9cm" svg:x="9.734cm" svg:y="15.627cm"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621cm" svg:y1="16.018cm" svg:x2="6.134cm" svg:y2="17.077cm" draw:end-shape="id31" draw:end-glue-point="6" svg:d="m4621 16018c745 0-11 1059 1513 1059" svg:viewBox="0 0 1514 1060">
          <text:p/>
        </draw:connector>
        <draw:connector draw:style-name="gr3" draw:text-style-name="P1" draw:layer="layout" draw:type="curve" svg:x1="3.7cm" svg:y1="11.15cm" svg:x2="2.524cm" svg:y2="6.176cm" draw:start-shape="id32" draw:start-glue-point="6" draw:end-shape="id33" draw:end-glue-point="7" svg:d="m3700 11150c-784 0-1176-1658-1176-4974" svg:viewBox="0 0 1177 4975">
          <text:p/>
        </draw:connector>
        <draw:connector draw:style-name="gr3" draw:text-style-name="P1" draw:layer="layout" draw:type="curve" svg:x1="11.184cm" svg:y1="15.627cm" svg:x2="7.284cm" svg:y2="14.327cm" draw:start-shape="id34" draw:start-glue-point="4" draw:end-shape="id35" draw:end-glue-point="2" svg:d="m11184 15627c0-973-3900-324-3900-1300" svg:viewBox="0 0 3901 1301">
          <text:p/>
        </draw:connector>
        <draw:connector draw:style-name="gr3" draw:text-style-name="P1" draw:layer="layout" draw:type="curve" svg:x1="10.158cm" svg:y1="18.103cm" svg:x2="8.61cm" svg:y2="18.103cm" draw:start-shape="id34" draw:start-glue-point="7" draw:end-shape="id31" draw:end-glue-point="9" svg:d="m10158 18103c0 1419-1548 1419-1548 0" svg:viewBox="0 0 1549 1065">
          <text:p/>
        </draw:connector>
        <draw:connector draw:style-name="gr3" draw:text-style-name="P1" draw:layer="layout" draw:type="curve" svg:x1="8.61cm" svg:y1="16.051cm" svg:x2="10.158cm" svg:y2="16.051cm" draw:start-shape="id31" draw:start-glue-point="11" draw:end-shape="id34" draw:end-glue-point="5" svg:d="m8610 16051c0-1416 1548-1416 1548 0" svg:viewBox="0 0 1549 1063">
          <text:p/>
        </draw:connector>
        <draw:custom-shape draw:style-name="gr4" draw:text-style-name="P3" xml:id="id35" draw:id="id35" draw:layer="layout" svg:width="1.9cm" svg:height="1.9cm" svg:x="6.334cm" svg:y="12.427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" xml:id="id39" draw:id="id39" draw:layer="layout" svg:width="2.9cm" svg:height="2.9cm" svg:x="22.3cm" svg:y="11.5cm">
          <text:p text:style-name="P1"><text:span text:style-name="T1">man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9cm" svg:x="17.8cm" svg:y="15.2cm">
          <text:p text:style-name="P1"><text:span text:style-name="T2">arm</text:span></text:p>
          <text:p text:style-name="P1"><text:span text:style-name="T2">o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8.234cm" svg:y1="13.377cm" svg:x2="8.994cm" svg:y2="13.346cm" draw:start-shape="id35" draw:start-glue-point="7" draw:end-shape="id36" draw:end-glue-point="5" svg:d="m8234 13377c571 0 192-31 760-31" svg:viewBox="0 0 761 32">
          <text:p/>
        </draw:connector>
        <draw:connector draw:style-name="gr3" draw:text-style-name="P1" draw:layer="layout" draw:type="curve" svg:x1="13.65cm" svg:y1="15.4cm" svg:x2="12.21cm" svg:y2="16.051cm" draw:start-shape="id37" draw:start-glue-point="8" draw:end-shape="id34" draw:end-glue-point="11" svg:d="m13650 15400c0 434-480 651-1440 651" svg:viewBox="0 0 1441 652">
          <text:p/>
        </draw:connector>
        <draw:connector draw:style-name="gr3" draw:text-style-name="P1" draw:layer="layout" draw:type="curve" svg:x1="12.634cm" svg:y1="17.077cm" svg:x2="17.8cm" svg:y2="16.15cm" draw:start-shape="id34" draw:start-glue-point="10" draw:end-shape="id38" draw:end-glue-point="5" svg:d="m12634 17077c3876 0 1293-927 5166-927" svg:viewBox="0 0 5167 928">
          <text:p/>
        </draw:connector>
        <draw:connector draw:style-name="gr3" draw:text-style-name="P1" draw:layer="layout" draw:type="curve" svg:x1="19.7cm" svg:y1="16.15cm" svg:x2="22.724cm" svg:y2="13.976cm" draw:start-shape="id38" draw:start-glue-point="7" draw:end-shape="id39" draw:end-glue-point="7" svg:d="m19700 16150c1951 0 440-2174 3024-2174" svg:viewBox="0 0 3025 2175">
          <text:p/>
        </draw:connector>
        <draw:custom-shape draw:style-name="gr7" draw:text-style-name="P2" xml:id="id37" draw:id="id37" draw:layer="layout" svg:width="2.9cm" svg:height="2.9cm" svg:x="12.2cm" svg:y="12.5cm">
          <text:p text:style-name="P1"><text:span text:style-name="T1">auto</text:span></text:p>
          <text:p text:style-name="P1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2" draw:id="id32" draw:layer="layout" svg:width="2.9cm" svg:height="2.9cm" svg:x="3.7cm" svg:y="9.7cm">
          <text:p text:style-name="P1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9cm" svg:y1="8.65cm" svg:x2="12.1cm" svg:y2="10.05cm" draw:start-shape="id40" draw:start-glue-point="10" draw:end-shape="id41" draw:end-glue-point="6" svg:d="m10900 8650c901 0 302 1400 1200 1400" svg:viewBox="0 0 1201 1401">
          <text:p/>
        </draw:connector>
        <draw:connector draw:style-name="gr3" draw:text-style-name="P1" draw:layer="layout" draw:type="curve" svg:x1="15cm" svg:y1="10.05cm" svg:x2="15.1cm" svg:y2="13.95cm" draw:start-shape="id41" draw:start-glue-point="10" svg:d="m15000 10050c781 0 731 3900 100 3900" svg:viewBox="0 0 581 3901">
          <text:p/>
        </draw:connector>
        <draw:connector draw:style-name="gr3" draw:text-style-name="P1" draw:layer="layout" draw:type="curve" svg:x1="10.894cm" svg:y1="13.346cm" svg:x2="12.2cm" svg:y2="13.95cm" draw:start-shape="id36" draw:start-glue-point="7" svg:d="m10894 13346c1371 0 718 604 1306 604" svg:viewBox="0 0 1307 605">
          <text:p/>
        </draw:connector>
        <draw:custom-shape draw:style-name="gr7" draw:text-style-name="P2" xml:id="id41" draw:id="id41" draw:layer="layout" svg:width="2.9cm" svg:height="2.9cm" svg:x="12.1cm" svg:y="8.6cm">
          <text:p text:style-name="P1"><text:span text:style-name="T1">l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0" draw:id="id40" draw:layer="layout" svg:width="2.9cm" svg:height="2.9cm" svg:x="8cm" svg:y="7.2cm">
          <text:p text:style-name="P1"><text:span text:style-name="T1">RT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2" draw:id="id42" draw:layer="layout" svg:width="2.9cm" svg:height="2.9cm" svg:x="15.3cm" svg:y="3.4cm">
          <text:p text:style-name="P1"><text:span text:style-name="T1">loiter /</text:span></text:p>
          <text:p text:style-name="P1"><text:span text:style-name="T1">simp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3" draw:id="id43" draw:layer="layout" svg:width="1.9cm" svg:height="1.9cm" svg:x="7cm" svg:y="4.2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draw:line-skew="-0.345cm" svg:x1="3.55cm" svg:y1="3.7cm" svg:x2="16.75cm" svg:y2="3.4cm" draw:start-shape="id33" draw:start-glue-point="4" draw:end-shape="id42" draw:end-glue-point="4" svg:d="m3550 3700c0-1747 13200-1597 13200-300" svg:viewBox="0 0 13201 1293">
          <text:p/>
        </draw:connector>
        <draw:connector draw:style-name="gr3" draw:text-style-name="P1" draw:layer="layout" draw:type="curve" draw:line-skew="0.486cm" svg:x1="15.724cm" svg:y1="3.824cm" svg:x2="7.95cm" svg:y2="4.2cm" draw:start-shape="id42" draw:start-glue-point="5" draw:end-shape="id43" draw:end-glue-point="4" svg:d="m15724 3824c0-687-7774-875-7774 376" svg:viewBox="0 0 7775 917">
          <text:p/>
        </draw:connector>
        <draw:connector draw:style-name="gr3" draw:text-style-name="P1" draw:layer="layout" draw:type="curve" svg:x1="7cm" svg:y1="5.15cm" svg:x2="5cm" svg:y2="5.15cm" draw:start-shape="id43" draw:start-glue-point="5" draw:end-shape="id33" draw:end-glue-point="10" svg:d="m7000 5150h-2000" svg:viewBox="0 0 2001 1">
          <text:p/>
        </draw:connector>
        <draw:connector draw:style-name="gr3" draw:text-style-name="P1" draw:layer="layout" draw:type="curve" svg:x1="7.95cm" svg:y1="6.1cm" svg:x2="9.45cm" svg:y2="7.2cm" draw:start-shape="id43" draw:start-glue-point="6" draw:end-shape="id40" draw:end-glue-point="4" svg:d="m7950 6100c0 826 1500 277 1500 1100" svg:viewBox="0 0 1501 1101">
          <text:p/>
        </draw:connector>
        <draw:custom-shape draw:style-name="gr2" draw:text-style-name="P3" xml:id="id44" draw:id="id44" draw:layer="layout" svg:width="1.9cm" svg:height="1.9cm" svg:x="19.3cm" svg:y="7.8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3.65cm" svg:y1="12.5cm" svg:x2="6.6cm" svg:y2="11.15cm" draw:end-shape="id32" draw:end-glue-point="10" svg:d="m13650 12500c-4896 0-1371-1350-7050-1350" svg:viewBox="0 0 7051 1351">
          <text:p/>
        </draw:connector>
        <draw:connector draw:style-name="gr3" draw:text-style-name="P1" draw:layer="layout" draw:type="curve" svg:x1="19.3cm" svg:y1="8.75cm" svg:x2="8.9cm" svg:y2="5.15cm" draw:start-shape="id44" draw:start-glue-point="5" draw:end-shape="id43" svg:d="m19300 8750c-7798 0-2599-3600-10400-3600" svg:viewBox="0 0 10401 3601">
          <text:p/>
        </draw:connector>
        <draw:connector draw:style-name="gr3" draw:text-style-name="P1" draw:layer="layout" draw:type="curve" svg:x1="20.25cm" svg:y1="7.8cm" svg:x2="18.2cm" svg:y2="4.85cm" draw:start-shape="id44" draw:start-glue-point="4" draw:end-shape="id42" draw:end-glue-point="10" svg:d="m20250 7800c0-1967-683-2950-2050-2950" svg:viewBox="0 0 2051 2951">
          <text:p/>
        </draw:connector>
        <draw:connector draw:style-name="gr3" draw:text-style-name="P1" draw:layer="layout" draw:type="curve" svg:x1="22.724cm" svg:y1="11.924cm" svg:x2="20.25cm" svg:y2="9.7cm" draw:start-shape="id39" draw:start-glue-point="5" draw:end-shape="id44" draw:end-glue-point="6" svg:d="m22724 11924c0-1984-2474-873-2474-2224" svg:viewBox="0 0 2475 2225">
          <text:p/>
        </draw:connector>
        <draw:custom-shape draw:style-name="gr4" draw:text-style-name="P4" xml:id="id36" draw:id="id36" draw:layer="layout" svg:width="1.9cm" svg:height="1.9cm" svg:x="8.994cm" svg:y="12.396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23.75cm" svg:y1="14.4cm" svg:x2="12.21cm" svg:y2="18.103cm" draw:start-shape="id39" draw:start-glue-point="8" draw:end-shape="id34" draw:end-glue-point="9" svg:d="m23750 14400c0 2469-3846 3703-11540 3703" svg:viewBox="0 0 11541 3704">
          <text:p/>
        </draw:connector>
        <draw:custom-shape draw:style-name="gr10" draw:text-style-name="P2" xml:id="id45" draw:id="id45" draw:layer="layout" svg:width="2.9cm" svg:height="2.9cm" svg:x="22.3cm" svg:y="7.3cm">
          <text:p text:style-name="P1"><text:span text:style-name="T1">seatbe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23.75cm" svg:y1="11.5cm" svg:x2="23.75cm" svg:y2="10.2cm" draw:start-shape="id39" draw:start-glue-point="4" draw:end-shape="id45" draw:end-glue-point="8" svg:d="m23750 11500v-1300" svg:viewBox="0 0 1 1301">
          <text:p/>
        </draw:connector>
        <draw:connector draw:style-name="gr3" draw:text-style-name="P1" draw:layer="layout" draw:type="curve" svg:x1="22.3cm" svg:y1="8.75cm" svg:x2="21.2cm" svg:y2="8.75cm" draw:start-shape="id45" draw:start-glue-point="6" draw:end-shape="id44" svg:d="m22300 8750h-1100" svg:viewBox="0 0 1101 1">
          <text:p/>
        </draw:connector>
        <draw:connector draw:style-name="gr3" draw:text-style-name="P1" draw:layer="layout" draw:type="curve" svg:x1="17.776cm" svg:y1="3.824cm" svg:x2="23.75cm" svg:y2="7.3cm" draw:start-shape="id42" draw:start-glue-point="11" draw:end-shape="id45" draw:end-glue-point="4" svg:d="m17776 3824c3983 0 5974 1158 5974 3476" svg:viewBox="0 0 5975 3477">
          <text:p/>
        </draw:connector>
        <draw:connector draw:style-name="gr6" draw:text-style-name="P1" draw:layer="layout" draw:type="curve" svg:x1="8.424cm" svg:y1="9.676cm" svg:x2="4.576cm" svg:y2="6.176cm" draw:start-shape="id40" draw:start-glue-point="7" draw:end-shape="id33" draw:end-glue-point="9" svg:d="m8424 9676c-2884 0-961-3500-3848-3500" svg:viewBox="0 0 3849 3501">
          <text:p/>
        </draw:connector>
        <draw:connector draw:style-name="gr3" draw:text-style-name="P1" draw:layer="layout" draw:type="curve" draw:line-skew="-0.914cm" svg:x1="3.55cm" svg:y1="3.7cm" svg:x2="24.776cm" svg:y2="7.724cm" draw:start-shape="id33" draw:start-glue-point="4" draw:end-shape="id45" draw:end-glue-point="11" svg:d="m3550 3700c0-2151 21226-4163 21226 4024" svg:viewBox="0 0 21227 5928">
          <text:p/>
        </draw:connector>
        <draw:connector draw:style-name="gr3" draw:text-style-name="P1" draw:layer="layout" draw:type="curve" svg:x1="15.724cm" svg:y1="5.876cm" svg:x2="22.3cm" svg:y2="12.95cm" draw:start-shape="id42" draw:start-glue-point="7" draw:end-shape="id39" draw:end-glue-point="6" svg:d="m15724 5876c0 4716 2192 7074 6576 7074" svg:viewBox="0 0 6577 7075">
          <text:p/>
        </draw:connector>
        <draw:connector draw:style-name="gr3" draw:text-style-name="P1" draw:layer="layout" draw:type="curve" svg:x1="15.3cm" svg:y1="4.85cm" svg:x2="13.55cm" svg:y2="8.6cm" draw:start-shape="id42" draw:start-glue-point="6" draw:end-shape="id41" draw:end-glue-point="4" svg:d="m15300 4850c-1167 0-1750 1250-1750 3750" svg:viewBox="0 0 1751 3751">
          <text:p/>
        </draw:connector>
        <draw:custom-shape draw:style-name="gr10" draw:text-style-name="P2" xml:id="id46" draw:id="id46" draw:layer="layout" svg:width="2.9cm" svg:height="2.9cm" svg:x="26.2cm" svg:y="11.6cm">
          <text:p text:style-name="P1"><text:span text:style-name="T1">desc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25.2cm" svg:y1="8.75cm" svg:x2="27.65cm" svg:y2="11.6cm" draw:start-shape="id45" draw:start-glue-point="10" draw:end-shape="id46" draw:end-glue-point="4" svg:d="m25200 8750c1634 0 2450 950 2450 2850" svg:viewBox="0 0 2451 2851">
          <text:p/>
        </draw:connector>
      </draw:page>
      <draw:page draw:name="page4" draw:style-name="dp1" draw:master-page-name="Default">
        <draw:custom-shape draw:style-name="gr12" draw:text-style-name="P1" xml:id="id47" draw:id="id47" draw:layer="layout" svg:width="3.4cm" svg:height="3.4cm" svg:x="10.8cm" svg:y="4.2cm">
          <text:p text:style-name="P1">au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9" draw:id="id49" draw:layer="layout" svg:width="3.404cm" svg:height="3.404cm" svg:x="18.296cm" svg:y="5.1cm">
          <text:p text:style-name="P1">seatbe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8" draw:id="id48" draw:layer="layout" svg:width="3.404cm" svg:height="3.404cm" svg:x="24.496cm" svg:y="6.5cm">
          <text:p text:style-name="P1">manu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draw:line-skew="-3.291cm" svg:x1="13.702cm" svg:y1="7.102cm" svg:x2="24.994cm" svg:y2="9.406cm" draw:start-shape="id47" draw:start-glue-point="9" draw:end-shape="id48" draw:end-glue-point="7" svg:d="m13702 7102c3534 0-2112 2304 11292 2304" svg:viewBox="0 0 11293 2305">
          <text:p/>
        </draw:connector>
        <draw:connector draw:style-name="gr11" draw:text-style-name="P1" draw:layer="layout" draw:type="curve" svg:x1="21.7cm" svg:y1="6.802cm" svg:x2="24.496cm" svg:y2="8.202cm" draw:start-shape="id49" draw:start-glue-point="10" draw:end-shape="id48" draw:end-glue-point="6" svg:d="m21700 6802c2098 0 701 1400 2796 1400" svg:viewBox="0 0 2797 1401">
          <text:p/>
        </draw:connector>
        <draw:connector draw:style-name="gr11" draw:text-style-name="P1" draw:layer="layout" draw:type="curve" svg:x1="19.998cm" svg:y1="5.1cm" svg:x2="19cm" svg:y2="3.35cm" draw:start-shape="id49" draw:start-glue-point="4" draw:end-shape="id50" draw:end-glue-point="7" svg:d="m19998 5100c0-1167-332-1750-998-1750" svg:viewBox="0 0 999 1751">
          <text:p/>
        </draw:connector>
        <draw:custom-shape draw:style-name="gr4" draw:text-style-name="P4" xml:id="id51" draw:id="id51" draw:layer="layout" svg:width="2.5cm" svg:height="2.5cm" svg:x="13.4cm" svg:y="2.1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50" draw:id="id50" draw:layer="layout" svg:width="2.5cm" svg:height="2.5cm" svg:x="16.5cm" svg:y="2.1cm">
          <text:p text:style-name="P1"><text:span text:style-name="T3">POS</text:span></text:p>
          <text:p text:style-name="P1"><text:span text:style-name="T3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1" draw:layer="layout" draw:type="curve" svg:x1="16.5cm" svg:y1="3.35cm" svg:x2="15.9cm" svg:y2="3.35cm" draw:start-shape="id50" draw:start-glue-point="5" draw:end-shape="id51" draw:end-glue-point="7" svg:d="m16500 3350h-600" svg:viewBox="0 0 601 1">
          <text:p/>
        </draw:connector>
        <draw:connector draw:style-name="gr11" draw:text-style-name="P1" draw:layer="layout" draw:type="curve" svg:x1="13.4cm" svg:y1="3.35cm" svg:x2="12.5cm" svg:y2="4.2cm" draw:start-shape="id51" draw:start-glue-point="5" draw:end-shape="id47" draw:end-glue-point="4" svg:d="m13400 3350c-600 0-900 283-900 850" svg:viewBox="0 0 901 851">
          <text:p/>
        </draw:connector>
        <draw:custom-shape draw:style-name="gr4" draw:text-style-name="P4" xml:id="id52" draw:id="id52" draw:layer="layout" svg:width="2.5cm" svg:height="2.5cm" svg:x="23.7cm" svg:y="2.3cm">
          <text:p text:style-name="P1"><text:span text:style-name="T3">POS</text:span></text:p>
          <text:p text:style-name="P1"><text:span text:style-name="T3">estima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1" draw:layer="layout" draw:type="curve" svg:x1="26.198cm" svg:y1="6.5cm" svg:x2="26.2cm" svg:y2="3.55cm" draw:start-shape="id48" draw:start-glue-point="4" draw:end-shape="id52" draw:end-glue-point="7" svg:d="m26198 6500c0-1260 262-1050 458-1472s325-1478-456-1478" svg:viewBox="0 0 608 2951">
          <text:p/>
        </draw:connector>
        <draw:connector draw:style-name="gr11" draw:text-style-name="P1" draw:layer="layout" draw:type="curve" svg:x1="23.7cm" svg:y1="3.55cm" svg:x2="21.202cm" svg:y2="5.598cm" draw:start-shape="id52" draw:start-glue-point="5" draw:end-shape="id49" draw:end-glue-point="11" svg:d="m23700 3550c-1513 0-265 2048-2498 2048" svg:viewBox="0 0 2499 2049">
          <text:p/>
        </draw:connector>
        <draw:connector draw:style-name="gr11" draw:text-style-name="P1" draw:layer="layout" draw:type="curve" svg:x1="14.2cm" svg:y1="5.9cm" svg:x2="18.296cm" svg:y2="6.802cm" draw:start-shape="id47" draw:start-glue-point="10" draw:end-shape="id49" draw:end-glue-point="6" svg:d="m14200 5900c3073 0 1026 902 4096 902" svg:viewBox="0 0 4097 903">
          <text:p/>
        </draw:connector>
      </draw:page>
      <draw:page draw:name="page5" draw:style-name="dp1" draw:master-page-name="Default">
        <draw:custom-shape draw:style-name="gr7" draw:text-style-name="P2" xml:id="id57" draw:id="id57" draw:layer="layout" svg:width="2.9cm" svg:height="2.9cm" svg:x="5.8cm" svg:y="3cm">
          <text:p text:style-name="P1"><text:span text:style-name="T1">mis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6" draw:id="id56" draw:layer="layout" svg:width="2.9cm" svg:height="2.9cm" svg:x="5.8cm" svg:y="14.7cm">
          <text:p text:style-name="P1"><text:span text:style-name="T1">auto</text:span></text:p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1" draw:id="id61" draw:layer="layout" svg:width="2.9cm" svg:height="2.9cm" svg:x="9.1cm" svg:y="7.4cm">
          <text:p text:style-name="P1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4" draw:id="id54" draw:layer="layout" svg:width="2.9cm" svg:height="2.9cm" svg:x="2.4cm" svg:y="7.4cm">
          <text:p text:style-name="P1"><text:span text:style-name="T1">l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3" draw:id="id53" draw:layer="layout" svg:width="2.9cm" svg:height="2.9cm" svg:x="1.4cm" svg:y="3cm">
          <text:p text:style-name="P1"><text:span text:style-name="T1">RT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0" draw:id="id60" draw:layer="layout" svg:width="2.9cm" svg:height="2.9cm" svg:x="10.1cm" svg:y="3cm">
          <text:p text:style-name="P1"><text:span text:style-name="T1">loi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5" draw:id="id55" draw:layer="layout" svg:width="2.9cm" svg:height="2.9cm" svg:x="5.8cm" svg:y="10.5cm">
          <text:p text:style-name="P1"><text:span text:style-name="T1">auto</text:span></text:p>
          <text:p text:style-name="P1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2.85cm" svg:y1="5.9cm" svg:x2="2.824cm" svg:y2="7.824cm" draw:start-shape="id53" draw:start-glue-point="8" draw:end-shape="id54" draw:end-glue-point="5" svg:d="m2850 5900c0 1126-26 165-26 1924" svg:viewBox="0 0 27 1925">
          <text:p/>
        </draw:connector>
        <draw:connector draw:style-name="gr11" draw:text-style-name="P1" draw:layer="layout" draw:type="curve" svg:x1="3.85cm" svg:y1="10.3cm" svg:x2="5.8cm" svg:y2="11.95cm" draw:start-shape="id54" draw:start-glue-point="8" draw:end-shape="id55" draw:end-glue-point="6" svg:d="m3850 10300c0 1100 650 1650 1950 1650" svg:viewBox="0 0 1951 1651">
          <text:p/>
        </draw:connector>
        <draw:connector draw:style-name="gr15" draw:text-style-name="P1" draw:layer="layout" draw:type="curve" svg:x1="7.25cm" svg:y1="13.4cm" svg:x2="7.25cm" svg:y2="14.7cm" draw:start-shape="id55" draw:start-glue-point="8" draw:end-shape="id56" draw:end-glue-point="4" svg:d="m7250 13400v1300" svg:viewBox="0 0 1 1301">
          <text:p/>
        </draw:connector>
        <draw:connector draw:style-name="gr11" draw:text-style-name="P1" draw:layer="layout" draw:type="curve" svg:x1="6.224cm" svg:y1="5.476cm" svg:x2="3.85cm" svg:y2="7.4cm" draw:start-shape="id57" draw:start-glue-point="7" draw:end-shape="id54" draw:end-glue-point="4" svg:d="m6224 5476c0 1762-2374 801-2374 1924" svg:viewBox="0 0 2375 1925">
          <text:p/>
        </draw:connector>
        <draw:custom-shape draw:style-name="gr10" draw:text-style-name="P2" xml:id="id65" draw:id="id65" draw:layer="layout" svg:width="2.9cm" svg:height="2.9cm" svg:x="14.3cm" svg:y="7.5cm">
          <text:p text:style-name="P1"><text:span text:style-name="T1">desc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9" draw:id="id59" draw:layer="layout" svg:width="2.9cm" svg:height="2.9cm" svg:x="17.4cm" svg:y="14.7cm">
          <text:p text:style-name="P1"><text:span text:style-name="T1">seatbelt</text:span></text:p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58" draw:id="id58" draw:layer="layout" svg:width="2.9cm" svg:height="2.9cm" svg:x="17.4cm" svg:y="3cm">
          <text:p text:style-name="P1"><text:span text:style-name="T1">seatbe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18.85cm" svg:y1="5.9cm" svg:x2="18.85cm" svg:y2="14.7cm" draw:start-shape="id58" draw:start-glue-point="8" draw:end-shape="id59" draw:end-glue-point="4" svg:d="m18850 5900v8800" svg:viewBox="0 0 1 8801">
          <text:p/>
        </draw:connector>
        <draw:custom-shape draw:style-name="gr8" draw:text-style-name="P2" xml:id="id62" draw:id="id62" draw:layer="layout" svg:width="2.9cm" svg:height="2.9cm" svg:x="24.9cm" svg:y="14.7cm">
          <text:p text:style-name="P1"><text:span text:style-name="T1">manual</text:span></text:p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10.1cm" svg:y1="4.45cm" svg:x2="8.7cm" svg:y2="4.45cm" draw:start-shape="id60" draw:start-glue-point="6" draw:end-shape="id57" draw:end-glue-point="10" svg:d="m10100 4450h-1400" svg:viewBox="0 0 1401 1">
          <text:p/>
        </draw:connector>
        <draw:connector draw:style-name="gr16" draw:text-style-name="P1" draw:layer="layout" draw:type="curve" svg:x1="5.8cm" svg:y1="4.45cm" svg:x2="4.3cm" svg:y2="4.45cm" draw:start-shape="id57" draw:start-glue-point="6" draw:end-shape="id53" draw:end-glue-point="10" svg:d="m5800 4450h-1500" svg:viewBox="0 0 1501 1">
          <text:p/>
        </draw:connector>
        <draw:connector draw:style-name="gr11" draw:text-style-name="P1" draw:layer="layout" draw:type="curve" svg:x1="9.524cm" svg:y1="7.824cm" svg:x2="8.276cm" svg:y2="5.476cm" draw:start-shape="id61" draw:start-glue-point="5" draw:end-shape="id57" draw:end-glue-point="9" svg:d="m9524 7824c0-1759-1248-586-1248-2348" svg:viewBox="0 0 1249 2349">
          <text:p/>
        </draw:connector>
        <draw:connector draw:style-name="gr11" draw:text-style-name="P1" draw:layer="layout" draw:type="curve" svg:x1="11.576cm" svg:y1="7.824cm" svg:x2="11.55cm" svg:y2="5.9cm" draw:start-shape="id61" draw:start-glue-point="11" draw:end-shape="id60" draw:end-glue-point="8" svg:d="m11576 7824c0-1759-26-798-26-1924" svg:viewBox="0 0 27 1925">
          <text:p/>
        </draw:connector>
        <draw:custom-shape draw:style-name="gr8" draw:text-style-name="P2" xml:id="id63" draw:id="id63" draw:layer="layout" svg:width="2.9cm" svg:height="2.9cm" svg:x="24.9cm" svg:y="3cm">
          <text:p text:style-name="P1"><text:span text:style-name="T1">man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26.35cm" svg:y1="14.7cm" svg:x2="26.35cm" svg:y2="5.9cm" draw:start-shape="id62" draw:start-glue-point="4" draw:end-shape="id63" draw:end-glue-point="8" svg:d="m26350 14700v-8800" svg:viewBox="0 0 1 8801">
          <text:p/>
        </draw:connector>
        <draw:connector draw:style-name="gr15" draw:text-style-name="P1" draw:layer="layout" draw:type="curve" svg:x1="8.7cm" svg:y1="16.15cm" svg:x2="17.4cm" svg:y2="16.15cm" draw:start-shape="id56" draw:start-glue-point="10" draw:end-shape="id59" draw:end-glue-point="6" svg:d="m8700 16150h8700" svg:viewBox="0 0 8701 1">
          <text:p/>
        </draw:connector>
        <draw:connector draw:style-name="gr15" draw:text-style-name="P1" draw:layer="layout" draw:type="curve" svg:x1="20.3cm" svg:y1="16.15cm" svg:x2="24.9cm" svg:y2="16.15cm" draw:start-shape="id59" draw:start-glue-point="10" draw:end-shape="id62" draw:end-glue-point="6" svg:d="m20300 16150h4600" svg:viewBox="0 0 4601 1">
          <text:p/>
        </draw:connector>
        <draw:connector draw:style-name="gr15" draw:text-style-name="P1" draw:layer="layout" draw:type="curve" svg:x1="13cm" svg:y1="4.45cm" svg:x2="17.4cm" svg:y2="4.45cm" draw:start-shape="id60" draw:start-glue-point="10" draw:end-shape="id58" draw:end-glue-point="6" svg:d="m13000 4450h4400" svg:viewBox="0 0 4401 1">
          <text:p/>
        </draw:connector>
        <draw:connector draw:style-name="gr15" draw:text-style-name="P1" draw:layer="layout" draw:type="curve" svg:x1="20.3cm" svg:y1="4.45cm" svg:x2="24.9cm" svg:y2="4.45cm" draw:start-shape="id58" draw:start-glue-point="10" draw:end-shape="id63" draw:end-glue-point="6" svg:d="m20300 4450h4600" svg:viewBox="0 0 4601 1">
          <text:p/>
        </draw:connector>
        <draw:connector draw:style-name="gr17" draw:text-style-name="P1" draw:layer="layout" draw:type="curve" svg:x1="8.7cm" svg:y1="11.95cm" svg:x2="10.55cm" svg:y2="10.3cm" draw:start-shape="id55" draw:start-glue-point="10" draw:end-shape="id61" draw:end-glue-point="8" svg:d="m8700 11950c1234 0 1850-550 1850-1650" svg:viewBox="0 0 1851 1651">
          <text:p/>
        </draw:connector>
        <draw:connector draw:style-name="gr17" draw:text-style-name="P1" draw:layer="layout" draw:type="curve" svg:x1="9.1cm" svg:y1="8.85cm" svg:x2="5.3cm" svg:y2="8.85cm" draw:start-shape="id61" draw:start-glue-point="6" draw:end-shape="id54" draw:end-glue-point="10" svg:d="m9100 8850h-3800" svg:viewBox="0 0 3801 1">
          <text:p/>
        </draw:connector>
        <draw:custom-shape draw:style-name="gr2" draw:text-style-name="P2" xml:id="id64" draw:id="id64" draw:layer="layout" svg:width="2.9cm" svg:height="2.9cm" svg:x="1.5cm" svg:y="17.1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curve" svg:x1="2.95cm" svg:y1="17.1cm" svg:x2="5.8cm" svg:y2="16.15cm" draw:start-shape="id64" draw:start-glue-point="4" draw:end-shape="id56" svg:d="m2950 17100c0-634 950-950 2850-950" svg:viewBox="0 0 2851 951">
          <text:p/>
        </draw:connector>
        <draw:connector draw:style-name="gr16" draw:text-style-name="P1" draw:layer="layout" draw:type="curve" svg:x1="4.4cm" svg:y1="18.55cm" svg:x2="18.85cm" svg:y2="17.6cm" draw:start-shape="id64" draw:start-glue-point="10" draw:end-shape="id59" draw:end-glue-point="8" svg:d="m4400 18550c9634 0 14450-316 14450-950" svg:viewBox="0 0 14451 951">
          <text:p/>
        </draw:connector>
        <draw:connector draw:style-name="gr16" draw:text-style-name="P1" draw:layer="layout" draw:type="curve" svg:x1="3.976cm" svg:y1="19.576cm" svg:x2="26.35cm" svg:y2="17.6cm" draw:start-shape="id64" draw:start-glue-point="9" draw:end-shape="id62" draw:end-glue-point="8" svg:d="m3976 19576c14916 0 22374-658 22374-1976" svg:viewBox="0 0 22375 1977">
          <text:p/>
        </draw:connector>
        <draw:connector draw:style-name="gr11" draw:text-style-name="P1" draw:layer="layout" draw:type="curve" svg:x1="17.824cm" svg:y1="5.476cm" svg:x2="15.75cm" svg:y2="7.5cm" draw:start-shape="id58" draw:start-glue-point="7" draw:end-shape="id65" draw:end-glue-point="4" svg:d="m17824 5476c0 1837-2074 826-2074 2024" svg:viewBox="0 0 2075 2025">
          <text:p/>
        </draw:connector>
        <draw:connector draw:style-name="gr11" draw:text-style-name="P1" draw:layer="layout" draw:type="curve" svg:x1="15.75cm" svg:y1="10.4cm" svg:x2="17.824cm" svg:y2="15.124cm" draw:start-shape="id65" draw:start-glue-point="8" draw:end-shape="id59" draw:end-glue-point="5" svg:d="m15750 10400c0 3226 2074 865 2074 4724" svg:viewBox="0 0 2075 4725">
          <text:p/>
        </draw:connector>
        <draw:connector draw:style-name="gr15" draw:text-style-name="P1" draw:layer="layout" draw:type="curve" svg:x1="25.324cm" svg:y1="3.424cm" svg:x2="11.55cm" svg:y2="3cm" draw:start-shape="id63" draw:start-glue-point="5" draw:end-shape="id60" draw:end-glue-point="4" svg:d="m25324 3424c0-1416-13774-1204-13774-424" svg:viewBox="0 0 13775 1038">
          <text:p/>
        </draw:connector>
        <draw:connector draw:style-name="gr15" draw:text-style-name="P1" draw:layer="layout" draw:type="curve" svg:x1="25.324cm" svg:y1="5.476cm" svg:x2="16.776cm" svg:y2="7.924cm" draw:start-shape="id63" draw:start-glue-point="7" draw:end-shape="id65" draw:end-glue-point="11" svg:d="m25324 5476c-6409 0-2136 2448-8548 2448" svg:viewBox="0 0 8549 2449">
          <text:p/>
        </draw:connector>
        <draw:connector draw:style-name="gr15" draw:text-style-name="P1" draw:layer="layout" draw:type="curve" draw:line-skew="-1.114cm" svg:x1="2.85cm" svg:y1="3cm" svg:x2="27.376cm" svg:y2="3.424cm" draw:start-shape="id53" draw:start-glue-point="4" draw:end-shape="id63" draw:end-glue-point="11" svg:d="m2850 3000c0-2451 24526-2663 24526 424" svg:viewBox="0 0 24527 2291">
          <text:p/>
        </draw:connector>
        <draw:connector draw:style-name="gr11" draw:text-style-name="P1" draw:layer="layout" draw:type="curve" draw:line-skew="-0.314cm" svg:x1="18.85cm" svg:y1="3cm" svg:x2="3.876cm" svg:y2="3.424cm" draw:start-shape="id58" draw:start-glue-point="4" draw:end-shape="id53" draw:end-glue-point="11" svg:d="m18850 3000c0-1251-14974-1463-14974 424" svg:viewBox="0 0 14975 13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31T09:36:19</meta:creation-date>
    <dc:date>2013-03-11T11:08:34</dc:date>
    <meta:editing-duration>PT10H44M42S</meta:editing-duration>
    <meta:editing-cycles>109</meta:editing-cycles>
    <meta:generator>LibreOffice/4.0.1.2$Linux_X86_64 LibreOffice_project/400m0$Build-2</meta:generator>
    <dc:creator>Julian Oes</dc:creator>
    <meta:document-statistic meta:object-count="190"/>
  </office:meta>
</office:document-meta>
</file>